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1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rtiste 1</text:p>
          </table:table-cell>
          <table:table-cell office:value-type="string" calcext:value-type="string">
            <text:p>songkick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Artiste 2</text:p>
          </table:table-cell>
          <table:table-cell office:value-type="string" calcext:value-type="string">
            <text:p>songkick</text:p>
          </table:table-cell>
          <table:table-cell office:value-type="string" calcext:value-type="string">
            <text:p>spotify</text:p>
          </table:table-cell>
          <table:table-cell table:style-name="ce2" office:value-type="string" calcext:value-type="string">
            <text:p>database</text:p>
          </table:table-cell>
          <table:table-cell office:value-type="string" calcext:value-type="string">
            <text:p>Artiste 1</text:p>
          </table:table-cell>
          <table:table-cell office:value-type="string" calcext:value-type="string">
            <text:p>Artiste 2</text:p>
          </table:table-cell>
        </table:table-row>
        <table:table-row table:style-name="ro1">
          <table:table-cell table:style-name="ce1" office:value-type="date" office:date-value="2019-02-02" calcext:value-type="date">
            <text:p>02.02.19</text:p>
          </table:table-cell>
          <table:table-cell office:value-type="string" calcext:value-type="string">
            <text:p>Zahnflei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nt Koy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2-13" calcext:value-type="date">
            <text:p>13.02.19</text:p>
          </table:table-cell>
          <table:table-cell office:value-type="string" calcext:value-type="string">
            <text:p>Moth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percul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2-14" calcext:value-type="date">
            <text:p>14.02.19</text:p>
          </table:table-cell>
          <table:table-cell office:value-type="string" calcext:value-type="string">
            <text:p>Preoccup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ubeskyla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15" calcext:value-type="date">
            <text:p>15.02.19</text:p>
          </table:table-cell>
          <table:table-cell office:value-type="string" calcext:value-type="string">
            <text:p>47so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 Shin Mo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2-19" calcext:value-type="date">
            <text:p>19.02.19</text:p>
          </table:table-cell>
          <table:table-cell office:value-type="string" calcext:value-type="string">
            <text:p>Cloud noth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orto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2-21" calcext:value-type="date">
            <text:p>21.02.19</text:p>
          </table:table-cell>
          <table:table-cell office:value-type="string" calcext:value-type="string">
            <text:p>Warmdusc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bacht Obacht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3-07" calcext:value-type="date">
            <text:p>07.03.19</text:p>
          </table:table-cell>
          <table:table-cell office:value-type="string" calcext:value-type="string">
            <text:p>San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h Mu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3-09" calcext:value-type="date">
            <text:p>09.03.19</text:p>
          </table:table-cell>
          <table:table-cell office:value-type="string" calcext:value-type="string">
            <text:p>Windh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im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3-12" calcext:value-type="date">
            <text:p>12.03.19</text:p>
          </table:table-cell>
          <table:table-cell office:value-type="string" calcext:value-type="string">
            <text:p>Binkbe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ulia Dab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3-13" calcext:value-type="date">
            <text:p>13.03.19</text:p>
          </table:table-cell>
          <table:table-cell office:value-type="string" calcext:value-type="string">
            <text:p>Prometh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chronism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3-19" calcext:value-type="date">
            <text:p>19.03.19</text:p>
          </table:table-cell>
          <table:table-cell office:value-type="string" calcext:value-type="string">
            <text:p>Heal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kh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3-28" calcext:value-type="date">
            <text:p>28.03.19</text:p>
          </table:table-cell>
          <table:table-cell office:value-type="string" calcext:value-type="string">
            <text:p>Frust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é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3-30" calcext:value-type="date">
            <text:p>30.03.19</text:p>
          </table:table-cell>
          <table:table-cell office:value-type="string" calcext:value-type="string">
            <text:p>Gu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04-06" calcext:value-type="date">
            <text:p>06.04.19</text:p>
          </table:table-cell>
          <table:table-cell office:value-type="string" calcext:value-type="string">
            <text:p>Ella S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ya Ragu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4-17" calcext:value-type="date">
            <text:p>17.04.19</text:p>
          </table:table-cell>
          <table:table-cell office:value-type="string" calcext:value-type="string">
            <text:p>L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nk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4-18" calcext:value-type="date">
            <text:p>18.04.19</text:p>
          </table:table-cell>
          <table:table-cell office:value-type="string" calcext:value-type="string">
            <text:p>Requin Chag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 Pause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4-25" calcext:value-type="date">
            <text:p>25.04.19</text:p>
          </table:table-cell>
          <table:table-cell office:value-type="string" calcext:value-type="string">
            <text:p>Ron Ga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mies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Fomi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05-14" calcext:value-type="date">
            <text:p>14.05.19</text:p>
          </table:table-cell>
          <table:table-cell office:value-type="string" calcext:value-type="string">
            <text:p>Fil Bo R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i Orras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5-15" calcext:value-type="date">
            <text:p>15.05.19</text:p>
          </table:table-cell>
          <table:table-cell office:value-type="string" calcext:value-type="string">
            <text:p>Novo A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a Margare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5-26" calcext:value-type="date">
            <text:p>26.05.19</text:p>
          </table:table-cell>
          <table:table-cell office:value-type="string" calcext:value-type="string">
            <text:p>Soccer Mom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ran Leonar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5-27" calcext:value-type="date">
            <text:p>27.05.19</text:p>
          </table:table-cell>
          <table:table-cell office:value-type="string" calcext:value-type="string">
            <text:p>Shella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 in Elevato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6-05" calcext:value-type="date">
            <text:p>05.06.19</text:p>
          </table:table-cell>
          <table:table-cell office:value-type="string" calcext:value-type="string">
            <text:p>Frankie Witch Fing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n Cousto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6-06" calcext:value-type="date">
            <text:p>06.06.19</text:p>
          </table:table-cell>
          <table:table-cell office:value-type="string" calcext:value-type="string">
            <text:p>Tropical Fuck St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hn Dea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6-15" calcext:value-type="date">
            <text:p>15.06.19</text:p>
          </table:table-cell>
          <table:table-cell office:value-type="string" calcext:value-type="string">
            <text:p>Nova Mate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06-21" calcext:value-type="date">
            <text:p>21.06.19</text:p>
          </table:table-cell>
          <table:table-cell office:value-type="string" calcext:value-type="string">
            <text:p>Bumblebe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09-14" calcext:value-type="date">
            <text:p>14.09.19</text:p>
          </table:table-cell>
          <table:table-cell office:value-type="string" calcext:value-type="string">
            <text:p>Mohamed Lamou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09-17" calcext:value-type="date">
            <text:p>17.09.19</text:p>
          </table:table-cell>
          <table:table-cell office:value-type="string" calcext:value-type="string">
            <text:p>Lust for Y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 XS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09-18" calcext:value-type="date">
            <text:p>18.09.19</text:p>
          </table:table-cell>
          <table:table-cell office:value-type="string" calcext:value-type="string">
            <text:p>Night Be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orbrother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9-21" calcext:value-type="date">
            <text:p>21.09.19</text:p>
          </table:table-cell>
          <table:table-cell office:value-type="string" calcext:value-type="string">
            <text:p>cheerbleeder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09-27" calcext:value-type="date">
            <text:p>27.09.19</text:p>
          </table:table-cell>
          <table:table-cell office:value-type="string" calcext:value-type="string">
            <text:p>Nostr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ro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Moonchild Sane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odo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0-11" calcext:value-type="date">
            <text:p>11.10.19</text:p>
          </table:table-cell>
          <table:table-cell office:value-type="string" calcext:value-type="string">
            <text:p>Professor Wouas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afi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0-12" calcext:value-type="date">
            <text:p>12.10.19</text:p>
          </table:table-cell>
          <table:table-cell office:value-type="string" calcext:value-type="string">
            <text:p>Malik Djou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ymou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0-16" calcext:value-type="date">
            <text:p>16.10.19</text:p>
          </table:table-cell>
          <table:table-cell office:value-type="string" calcext:value-type="string">
            <text:p>Daught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rome Drea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0-26" calcext:value-type="date">
            <text:p>26.10.19</text:p>
          </table:table-cell>
          <table:table-cell office:value-type="string" calcext:value-type="string">
            <text:p>Lolo Zouaï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a Jacks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0-31" calcext:value-type="date">
            <text:p>31.10.19</text:p>
          </table:table-cell>
          <table:table-cell office:value-type="string" calcext:value-type="string">
            <text:p>Chanca Via Circu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ami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02" calcext:value-type="date">
            <text:p>02.11.19</text:p>
          </table:table-cell>
          <table:table-cell office:value-type="string" calcext:value-type="string">
            <text:p>Adam Gre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ckie Cohen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04" calcext:value-type="date">
            <text:p>04.11.19</text:p>
          </table:table-cell>
          <table:table-cell office:value-type="string" calcext:value-type="string">
            <text:p>Gur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 Sabotage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06" calcext:value-type="date">
            <text:p>06.11.19</text:p>
          </table:table-cell>
          <table:table-cell office:value-type="string" calcext:value-type="string">
            <text:p>Bbymut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vo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07" calcext:value-type="date">
            <text:p>07.11.19</text:p>
          </table:table-cell>
          <table:table-cell office:value-type="string" calcext:value-type="string">
            <text:p>Flaming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t No Yokai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14" calcext:value-type="date">
            <text:p>14.11.19</text:p>
          </table:table-cell>
          <table:table-cell office:value-type="string" calcext:value-type="string">
            <text:p>The Psychotic Mon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NQNS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16" calcext:value-type="date">
            <text:p>16.11.19</text:p>
          </table:table-cell>
          <table:table-cell office:value-type="string" calcext:value-type="string">
            <text:p>The Murder Ca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e I’m Viru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1-20" calcext:value-type="date">
            <text:p>20.11.19</text:p>
          </table:table-cell>
          <table:table-cell office:value-type="string" calcext:value-type="string">
            <text:p>Pavv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maka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date" office:date-value="2019-11-21" calcext:value-type="date">
            <text:p>21.11.19</text:p>
          </table:table-cell>
          <table:table-cell office:value-type="string" calcext:value-type="string">
            <text:p>Videocl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ma Cat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11-28" calcext:value-type="date">
            <text:p>28.11.19</text:p>
          </table:table-cell>
          <table:table-cell office:value-type="string" calcext:value-type="string">
            <text:p>Alice Rooseve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nie Taylo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Lysistra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date" office:date-value="2019-12-14" calcext:value-type="date">
            <text:p>14.12.19</text:p>
          </table:table-cell>
          <table:table-cell office:value-type="string" calcext:value-type="string">
            <text:p>Chyn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dnai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COUNTIF([.A2:.A49];&quot;X&quot;)" office:value-type="float" office:value="3" calcext:value-type="float">
            <text:p>3</text:p>
          </table:table-cell>
          <table:table-cell table:formula="of:=COUNTA([.B2:.B49])" office:value-type="float" office:value="48" calcext:value-type="float">
            <text:p>48</text:p>
          </table:table-cell>
          <table:table-cell table:formula="of:=SUM([.C2:.C49])" office:value-type="float" office:value="48" calcext:value-type="float">
            <text:p>48</text:p>
          </table:table-cell>
          <table:table-cell table:formula="of:=SUM([.D2:.D49])" office:value-type="float" office:value="48" calcext:value-type="float">
            <text:p>48</text:p>
          </table:table-cell>
          <table:table-cell table:formula="of:=COUNTA([.E2:.E49])" office:value-type="float" office:value="41" calcext:value-type="float">
            <text:p>41</text:p>
          </table:table-cell>
          <table:table-cell table:formula="of:=SUM([.F2:.F49])" office:value-type="float" office:value="24" calcext:value-type="float">
            <text:p>24</text:p>
          </table:table-cell>
          <table:table-cell table:formula="of:=SUM([.G2:.G49])" office:value-type="float" office:value="23" calcext:value-type="float">
            <text:p>23</text:p>
          </table:table-cell>
          <table:table-cell table:style-name="Default" table:formula="of:=SUM([.H2:.H49])" office:value-type="float" office:value="48" calcext:value-type="float">
            <text:p>48</text:p>
          </table:table-cell>
          <table:table-cell table:formula="of:=SUM([.I2:.I49])" office:value-type="float" office:value="47" calcext:value-type="float">
            <text:p>47</text:p>
          </table:table-cell>
          <table:table-cell table:formula="of:=SUM([.J2:.J49])" office:value-type="float" office:value="24" calcext:value-type="float">
            <text:p>24</text:p>
          </table:table-cell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2T04:02:54.752000000</meta:creation-date>
    <meta:generator>LibreOffice/6.4.4.2$Windows_X86_64 LibreOffice_project/3d775be2011f3886db32dfd395a6a6d1ca2630ff</meta:generator>
    <dc:date>2021-11-02T06:41:00.441000000</dc:date>
    <meta:editing-duration>PT1H20M52S</meta:editing-duration>
    <meta:editing-cycles>4</meta:editing-cycles>
    <meta:document-statistic meta:table-count="1" meta:cell-count="454" meta:object-count="0"/>
  </office:meta>
</office:document-meta>
</file>